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5.889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27.12.2024</text:date>, <text:time>13:38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27T13:38:25.75</dc:date>
    <dc:creator>Marek P3mar</dc:creator>
    <meta:editing-duration>PT13M16S</meta:editing-duration>
    <meta:editing-cycles>19</meta:editing-cycles>
    <meta:generator>OpenOffice/4.1.13$Win32 OpenOffice.org_project/4113m1$Build-9810</meta:generator>
    <meta:document-statistic meta:table-count="3" meta:cell-count="24" meta:object-count="0"/>
  </office:meta>
</office:document-meta>
</file>